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12.4118in" svg:height="7.0161in" svg:x="8.0323in" svg:y="0.1465in">
            <draw:object draw:notify-on-update-of-ranges="Sheet1.B2:Sheet1.B2 Sheet1.B3:Sheet1.B11 Sheet1.C2:Sheet1.C2 Sheet1.C3:Sheet1.C11 Sheet1.D2:Sheet1.D2 Sheet1.D3:Sheet1.D11 Sheet1.E2:Sheet1.E2 Sheet1.E3:Sheet1.E11 Sheet1.F2:Sheet1.F2 Sheet1.F3:Sheet1.F11 Sheet1.G2:Sheet1.G2 Sheet1.G3:Sheet1.G11 Sheet1.H2:Sheet1.H2 Sheet1.H3:Sheet1.H11 Sheet1.I2:Sheet1.I2 Sheet1.I3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no reg</text:p>
          </table:table-cell>
          <table:table-cell table:style-name="Default" office:value-type="string" calcext:value-type="string">
            <text:p>reg7</text:p>
          </table:table-cell>
          <table:table-cell office:value-type="string" calcext:value-type="string">
            <text:p>reg15</text:p>
          </table:table-cell>
          <table:table-cell office:value-type="string" calcext:value-type="string">
            <text:p>reg31</text:p>
          </table:table-cell>
          <table:table-cell office:value-type="string" calcext:value-type="string">
            <text:p>reg63</text:p>
          </table:table-cell>
          <table:table-cell office:value-type="string" calcext:value-type="string">
            <text:p>reg12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ashes</text:p>
          </table:table-cell>
          <table:table-cell office:value-type="float" office:value="0.112325631" calcext:value-type="float">
            <text:p>0.112325631</text:p>
          </table:table-cell>
          <table:table-cell office:value-type="float" office:value="0.443559" calcext:value-type="float">
            <text:p>0.443559</text:p>
          </table:table-cell>
          <table:table-cell office:value-type="float" office:value="0.4421178" calcext:value-type="float">
            <text:p>0.4421178</text:p>
          </table:table-cell>
          <table:table-cell table:style-name="ce1" office:value-type="float" office:value="0.4124704" calcext:value-type="float">
            <text:p>0.4124704</text:p>
          </table:table-cell>
          <table:table-cell table:style-name="ce1" office:value-type="float" office:value="0.3030311" calcext:value-type="float">
            <text:p>0.3030311</text:p>
          </table:table-cell>
          <table:table-cell table:style-name="ce1" office:value-type="float" office:value="0.2389395" calcext:value-type="float">
            <text:p>0.2389395</text:p>
          </table:table-cell>
          <table:table-cell table:style-name="ce1" office:value-type="float" office:value="0.2281564" calcext:value-type="float">
            <text:p>0.228156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office:value-type="float" office:value="0.0557360259999998" calcext:value-type="float">
            <text:p>0.0557360259999998</text:p>
          </table:table-cell>
          <table:table-cell office:value-type="float" office:value="0.3215002" calcext:value-type="float">
            <text:p>0.3215002</text:p>
          </table:table-cell>
          <table:table-cell office:value-type="float" office:value="0.2808136" calcext:value-type="float">
            <text:p>0.2808136</text:p>
          </table:table-cell>
          <table:table-cell table:style-name="ce1" office:value-type="float" office:value="0.2661447" calcext:value-type="float">
            <text:p>0.2661447</text:p>
          </table:table-cell>
          <table:table-cell table:style-name="ce1" office:value-type="float" office:value="0.2571145" calcext:value-type="float">
            <text:p>0.2571145</text:p>
          </table:table-cell>
          <table:table-cell table:style-name="ce1" office:value-type="float" office:value="0.2532909" calcext:value-type="float">
            <text:p>0.2532909</text:p>
          </table:table-cell>
          <table:table-cell table:style-name="ce1" office:value-type="float" office:value="0.2612409" calcext:value-type="float">
            <text:p>0.261240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son</text:p>
          </table:table-cell>
          <table:table-cell office:value-type="float" office:value="0.0433253070000001" calcext:value-type="float">
            <text:p>0.0433253070000001</text:p>
          </table:table-cell>
          <table:table-cell office:value-type="float" office:value="0.3518392" calcext:value-type="float">
            <text:p>0.3518392</text:p>
          </table:table-cell>
          <table:table-cell office:value-type="float" office:value="0.2907991" calcext:value-type="float">
            <text:p>0.2907991</text:p>
          </table:table-cell>
          <table:table-cell table:style-name="ce1" office:value-type="float" office:value="0.2905454" calcext:value-type="float">
            <text:p>0.2905454</text:p>
          </table:table-cell>
          <table:table-cell table:style-name="ce1" office:value-type="float" office:value="0.2871186" calcext:value-type="float">
            <text:p>0.2871186</text:p>
          </table:table-cell>
          <table:table-cell table:style-name="ce1" office:value-type="float" office:value="0.2998516" calcext:value-type="float">
            <text:p>0.2998516</text:p>
          </table:table-cell>
          <table:table-cell table:style-name="ce1" office:value-type="float" office:value="0.3340819" calcext:value-type="float">
            <text:p>0.3340819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rospero_compile</text:p>
          </table:table-cell>
          <table:table-cell office:value-type="float" office:value="0.0408409709999996" calcext:value-type="float">
            <text:p>0.0408409709999996</text:p>
          </table:table-cell>
          <table:table-cell office:value-type="float" office:value="0.3387356" calcext:value-type="float">
            <text:p>0.3387356</text:p>
          </table:table-cell>
          <table:table-cell office:value-type="float" office:value="0.2557809" calcext:value-type="float">
            <text:p>0.2557809</text:p>
          </table:table-cell>
          <table:table-cell table:style-name="ce1" office:value-type="float" office:value="0.2375247" calcext:value-type="float">
            <text:p>0.2375247</text:p>
          </table:table-cell>
          <table:table-cell table:style-name="ce1" office:value-type="float" office:value="0.2531331" calcext:value-type="float">
            <text:p>0.2531331</text:p>
          </table:table-cell>
          <table:table-cell table:style-name="ce1" office:value-type="float" office:value="0.2651372" calcext:value-type="float">
            <text:p>0.2651372</text:p>
          </table:table-cell>
          <table:table-cell table:style-name="ce1" office:value-type="float" office:value="0.2856365" calcext:value-type="float">
            <text:p>0.285636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spero_eval</text:p>
          </table:table-cell>
          <table:table-cell office:value-type="float" office:value="0.090058278" calcext:value-type="float">
            <text:p>0.090058278</text:p>
          </table:table-cell>
          <table:table-cell office:value-type="float" office:value="0.3680104" calcext:value-type="float">
            <text:p>0.3680104</text:p>
          </table:table-cell>
          <table:table-cell office:value-type="float" office:value="0.3384429" calcext:value-type="float">
            <text:p>0.3384429</text:p>
          </table:table-cell>
          <table:table-cell table:style-name="ce1" office:value-type="float" office:value="0.3472944" calcext:value-type="float">
            <text:p>0.3472944</text:p>
          </table:table-cell>
          <table:table-cell table:style-name="ce1" office:value-type="float" office:value="0.3421108" calcext:value-type="float">
            <text:p>0.3421108</text:p>
          </table:table-cell>
          <table:table-cell table:style-name="ce1" office:value-type="float" office:value="0.3516923" calcext:value-type="float">
            <text:p>0.3516923</text:p>
          </table:table-cell>
          <table:table-cell table:style-name="ce1" office:value-type="float" office:value="0.3407902" calcext:value-type="float">
            <text:p>0.34079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nd_sort</text:p>
          </table:table-cell>
          <table:table-cell office:value-type="float" office:value="0.0524639440000001" calcext:value-type="float">
            <text:p>0.0524639440000001</text:p>
          </table:table-cell>
          <table:table-cell office:value-type="float" office:value="0.3960744" calcext:value-type="float">
            <text:p>0.3960744</text:p>
          </table:table-cell>
          <table:table-cell office:value-type="float" office:value="0.3905584" calcext:value-type="float">
            <text:p>0.3905584</text:p>
          </table:table-cell>
          <table:table-cell table:style-name="ce1" office:value-type="float" office:value="0.3739873" calcext:value-type="float">
            <text:p>0.3739873</text:p>
          </table:table-cell>
          <table:table-cell table:style-name="ce1" office:value-type="float" office:value="0.3596911" calcext:value-type="float">
            <text:p>0.3596911</text:p>
          </table:table-cell>
          <table:table-cell table:style-name="ce1" office:value-type="float" office:value="0.3631703" calcext:value-type="float">
            <text:p>0.3631703</text:p>
          </table:table-cell>
          <table:table-cell table:style-name="ce1" office:value-type="float" office:value="0.3645711" calcext:value-type="float">
            <text:p>0.364571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pier</text:p>
          </table:table-cell>
          <table:table-cell office:value-type="float" office:value="0.041115562" calcext:value-type="float">
            <text:p>0.041115562</text:p>
          </table:table-cell>
          <table:table-cell table:style-name="ce2" office:value-type="float" office:value="0.305581" calcext:value-type="float">
            <text:p>0.305581</text:p>
          </table:table-cell>
          <table:table-cell table:style-name="ce2" office:value-type="float" office:value="0.2852446" calcext:value-type="float">
            <text:p>0.2852446</text:p>
          </table:table-cell>
          <table:table-cell table:style-name="ce2" office:value-type="float" office:value="0.2711042" calcext:value-type="float">
            <text:p>0.2711042</text:p>
          </table:table-cell>
          <table:table-cell table:style-name="ce2" office:value-type="float" office:value="0.271649" calcext:value-type="float">
            <text:p>0.271649</text:p>
          </table:table-cell>
          <table:table-cell table:style-name="ce2" office:value-type="float" office:value="0.2685773" calcext:value-type="float">
            <text:p>0.2685773</text:p>
          </table:table-cell>
          <table:table-cell table:style-name="ce2" office:value-type="float" office:value="0.2857005" calcext:value-type="float">
            <text:p>0.285700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ex</text:p>
          </table:table-cell>
          <table:table-cell office:value-type="float" office:value="0.027027317" calcext:value-type="float">
            <text:p>0.027027317</text:p>
          </table:table-cell>
          <table:table-cell table:style-name="Default" office:value-type="float" office:value="0.3127478" calcext:value-type="float">
            <text:p>0.3127478</text:p>
          </table:table-cell>
          <table:table-cell table:style-name="Default" office:value-type="float" office:value="0.2909028" calcext:value-type="float">
            <text:p>0.2909028</text:p>
          </table:table-cell>
          <table:table-cell office:value-type="float" office:value="0.2764193" calcext:value-type="float">
            <text:p>0.2764193</text:p>
          </table:table-cell>
          <table:table-cell office:value-type="float" office:value="0.2837374" calcext:value-type="float">
            <text:p>0.2837374</text:p>
          </table:table-cell>
          <table:table-cell office:value-type="float" office:value="0.2817672" calcext:value-type="float">
            <text:p>0.2817672</text:p>
          </table:table-cell>
          <table:table-cell office:value-type="float" office:value="0.2973002" calcext:value-type="float">
            <text:p>0.29730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zip</text:p>
          </table:table-cell>
          <table:table-cell office:value-type="float" office:value="0.0721204459999999" calcext:value-type="float">
            <text:p>0.0721204459999999</text:p>
          </table:table-cell>
          <table:table-cell table:style-name="Default" office:value-type="float" office:value="0.2677655" calcext:value-type="float">
            <text:p>0.2677655</text:p>
          </table:table-cell>
          <table:table-cell table:style-name="Default" office:value-type="float" office:value="0.2627167" calcext:value-type="float">
            <text:p>0.2627167</text:p>
          </table:table-cell>
          <table:table-cell office:value-type="float" office:value="0.2664021" calcext:value-type="float">
            <text:p>0.2664021</text:p>
          </table:table-cell>
          <table:table-cell office:value-type="float" office:value="0.2505105" calcext:value-type="float">
            <text:p>0.2505105</text:p>
          </table:table-cell>
          <table:table-cell office:value-type="float" office:value="0.2512901" calcext:value-type="float">
            <text:p>0.2512901</text:p>
          </table:table-cell>
          <table:table-cell office:value-type="float" office:value="0.2516803" calcext:value-type="float">
            <text:p>0.2516803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1"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8"/>
          <table:table-cell table:style-name="ce2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hashes</text:p>
          </table:table-cell>
          <table:table-cell office:value-type="float" office:value="0.2281564" calcext:value-type="float">
            <text:p>0.2281564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image</text:p>
          </table:table-cell>
          <table:table-cell office:value-type="float" office:value="0.2612409" calcext:value-type="float">
            <text:p>0.2612409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json</text:p>
          </table:table-cell>
          <table:table-cell office:value-type="float" office:value="0.3340819" calcext:value-type="float">
            <text:p>0.3340819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prospero_compile</text:p>
          </table:table-cell>
          <table:table-cell office:value-type="float" office:value="0.2856365" calcext:value-type="float">
            <text:p>0.2856365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prospero_eval</text:p>
          </table:table-cell>
          <table:table-cell office:value-type="float" office:value="0.3407902" calcext:value-type="float">
            <text:p>0.3407902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rand_sort</text:p>
          </table:table-cell>
          <table:table-cell office:value-type="float" office:value="0.3645711" calcext:value-type="float">
            <text:p>0.3645711</text:p>
          </table:table-cell>
          <table:table-cell table:number-columns-repeated="4"/>
          <table:table-cell table:style-name="ce2"/>
        </table:table-row>
        <table:table-row table:style-name="ro2">
          <table:table-cell table:number-columns-repeated="3"/>
          <table:table-cell office:value-type="string" calcext:value-type="string">
            <text:p>rapier</text:p>
          </table:table-cell>
          <table:table-cell table:style-name="ce2" office:value-type="float" office:value="0.2857005" calcext:value-type="float">
            <text:p>0.285700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regex</text:p>
          </table:table-cell>
          <table:table-cell table:style-name="Default" office:value-type="float" office:value="0.2973002" calcext:value-type="float">
            <text:p>0.29730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table:style-name="Default" office:value-type="float" office:value="0.2516803" calcext:value-type="float">
            <text:p>0.25168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21:19:39.500437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6:42:09.102454298</meta:creation-date>
    <dc:date>2026-03-19T21:33:37.594097713</dc:date>
    <meta:editing-duration>PT44M47S</meta:editing-duration>
    <meta:editing-cycles>10</meta:editing-cycles>
    <meta:generator>LibreOffice/26.2.1.2$Linux_X86_64 LibreOffice_project/4498df292cc7b696862cd17d793f3e8fd1382c8a</meta:generator>
    <meta:document-statistic meta:table-count="1" meta:cell-count="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27cm" svg:height="17.822cm" xlink:href=".." xlink:type="simple" chart:class="chart:bar" chart:style-name="ch1">
        <chart:legend chart:legend-position="end" svg:x="29.701cm" svg:y="7.118cm" style:legend-expansion="high" chart:style-name="ch2"/>
        <chart:plot-area chart:style-name="ch3" svg:x="0.63cm" svg:y="0.356cm" svg:width="28.441cm" svg:height="17.11cm">
          <chart:coordinate-region svg:x="1.55cm" svg:y="0.555cm" svg:width="27.521cm" svg:height="16.264cm"/>
          <chart:axis chart:dimension="x" chart:name="primary-x" chart:style-name="ch4" chartooo:axis-type="auto">
            <chartooo:date-scale/>
            <chart:categories table:cell-range-address="Sheet1.B3:Sheet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1" chart:label-cell-address="Sheet1.C2:Sheet1.C2" chart:class="chart:bar">
            <chart:data-point chart:repeated="9"/>
          </chart:series>
          <chart:series chart:style-name="ch8" chart:values-cell-range-address="Sheet1.D3:Sheet1.D11" chart:label-cell-address="Sheet1.D2:Sheet1.D2" chart:class="chart:bar">
            <chart:data-point chart:repeated="9"/>
          </chart:series>
          <chart:series chart:style-name="ch9" chart:values-cell-range-address="Sheet1.E3:Sheet1.E11" chart:label-cell-address="Sheet1.E2:Sheet1.E2" chart:class="chart:bar">
            <chart:data-point chart:repeated="9"/>
          </chart:series>
          <chart:series chart:style-name="ch10" chart:values-cell-range-address="Sheet1.F3:Sheet1.F11" chart:label-cell-address="Sheet1.F2:Sheet1.F2" chart:class="chart:bar">
            <chart:data-point chart:repeated="9"/>
          </chart:series>
          <chart:series chart:style-name="ch11" chart:values-cell-range-address="Sheet1.G3:Sheet1.G11" chart:label-cell-address="Sheet1.G2:Sheet1.G2" chart:class="chart:bar">
            <chart:data-point chart:repeated="9"/>
          </chart:series>
          <chart:series chart:style-name="ch12" chart:values-cell-range-address="Sheet1.H3:Sheet1.H11" chart:label-cell-address="Sheet1.H2:Sheet1.H2" chart:class="chart:bar">
            <chart:data-point chart:repeated="9"/>
          </chart:series>
          <chart:series chart:style-name="ch13" chart:values-cell-range-address="Sheet1.I3:Sheet1.I11" chart:label-cell-address="Sheet1.I2:Sheet1.I2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</text:p>
                <draw:g>
                  <svg:desc>Sheet1.C2:Sheet1.C2</svg:desc>
                </draw:g>
              </table:table-cell>
              <table:table-cell office:value-type="string">
                <text:p>no reg</text:p>
                <draw:g>
                  <svg:desc>Sheet1.D2:Sheet1.D2</svg:desc>
                </draw:g>
              </table:table-cell>
              <table:table-cell office:value-type="string">
                <text:p>reg7</text:p>
                <draw:g>
                  <svg:desc>Sheet1.E2:Sheet1.E2</svg:desc>
                </draw:g>
              </table:table-cell>
              <table:table-cell office:value-type="string">
                <text:p>reg15</text:p>
                <draw:g>
                  <svg:desc>Sheet1.F2:Sheet1.F2</svg:desc>
                </draw:g>
              </table:table-cell>
              <table:table-cell office:value-type="string">
                <text:p>reg31</text:p>
                <draw:g>
                  <svg:desc>Sheet1.G2:Sheet1.G2</svg:desc>
                </draw:g>
              </table:table-cell>
              <table:table-cell office:value-type="string">
                <text:p>reg63</text:p>
                <draw:g>
                  <svg:desc>Sheet1.H2:Sheet1.H2</svg:desc>
                </draw:g>
              </table:table-cell>
              <table:table-cell office:value-type="string">
                <text:p>reg127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B3:Sheet1.B11</svg:desc>
                </draw:g>
              </table:table-cell>
              <table:table-cell office:value-type="float" office:value="0.112325631">
                <text:p>0.112325631</text:p>
                <draw:g>
                  <svg:desc>Sheet1.C3:Sheet1.C11</svg:desc>
                </draw:g>
              </table:table-cell>
              <table:table-cell office:value-type="float" office:value="0.443559">
                <text:p>0.443559</text:p>
                <draw:g>
                  <svg:desc>Sheet1.D3:Sheet1.D11</svg:desc>
                </draw:g>
              </table:table-cell>
              <table:table-cell office:value-type="float" office:value="0.4421178">
                <text:p>0.4421178</text:p>
                <draw:g>
                  <svg:desc>Sheet1.E3:Sheet1.E11</svg:desc>
                </draw:g>
              </table:table-cell>
              <table:table-cell office:value-type="float" office:value="0.4124704">
                <text:p>0.4124704</text:p>
                <draw:g>
                  <svg:desc>Sheet1.F3:Sheet1.F11</svg:desc>
                </draw:g>
              </table:table-cell>
              <table:table-cell office:value-type="float" office:value="0.3030311">
                <text:p>0.3030311</text:p>
                <draw:g>
                  <svg:desc>Sheet1.G3:Sheet1.G11</svg:desc>
                </draw:g>
              </table:table-cell>
              <table:table-cell office:value-type="float" office:value="0.2389395">
                <text:p>0.2389395</text:p>
                <draw:g>
                  <svg:desc>Sheet1.H3:Sheet1.H11</svg:desc>
                </draw:g>
              </table:table-cell>
              <table:table-cell office:value-type="float" office:value="0.2281564">
                <text:p>0.2281564</text:p>
                <draw:g>
                  <svg:desc>Sheet1.I3:Sheet1.I11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0557360259999998">
                <text:p>0.0557360259999998</text:p>
              </table:table-cell>
              <table:table-cell office:value-type="float" office:value="0.3215002">
                <text:p>0.3215002</text:p>
              </table:table-cell>
              <table:table-cell office:value-type="float" office:value="0.2808136">
                <text:p>0.2808136</text:p>
              </table:table-cell>
              <table:table-cell office:value-type="float" office:value="0.2661447">
                <text:p>0.2661447</text:p>
              </table:table-cell>
              <table:table-cell office:value-type="float" office:value="0.2571145">
                <text:p>0.2571145</text:p>
              </table:table-cell>
              <table:table-cell office:value-type="float" office:value="0.2532909">
                <text:p>0.2532909</text:p>
              </table:table-cell>
              <table:table-cell office:value-type="float" office:value="0.2612409">
                <text:p>0.2612409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0433253070000001">
                <text:p>0.0433253070000001</text:p>
              </table:table-cell>
              <table:table-cell office:value-type="float" office:value="0.3518392">
                <text:p>0.3518392</text:p>
              </table:table-cell>
              <table:table-cell office:value-type="float" office:value="0.2907991">
                <text:p>0.2907991</text:p>
              </table:table-cell>
              <table:table-cell office:value-type="float" office:value="0.2905454">
                <text:p>0.2905454</text:p>
              </table:table-cell>
              <table:table-cell office:value-type="float" office:value="0.2871186">
                <text:p>0.2871186</text:p>
              </table:table-cell>
              <table:table-cell office:value-type="float" office:value="0.2998516">
                <text:p>0.2998516</text:p>
              </table:table-cell>
              <table:table-cell office:value-type="float" office:value="0.3340819">
                <text:p>0.3340819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0408409709999996">
                <text:p>0.0408409709999996</text:p>
              </table:table-cell>
              <table:table-cell office:value-type="float" office:value="0.3387356">
                <text:p>0.3387356</text:p>
              </table:table-cell>
              <table:table-cell office:value-type="float" office:value="0.2557809">
                <text:p>0.2557809</text:p>
              </table:table-cell>
              <table:table-cell office:value-type="float" office:value="0.2375247">
                <text:p>0.2375247</text:p>
              </table:table-cell>
              <table:table-cell office:value-type="float" office:value="0.2531331">
                <text:p>0.2531331</text:p>
              </table:table-cell>
              <table:table-cell office:value-type="float" office:value="0.2651372">
                <text:p>0.2651372</text:p>
              </table:table-cell>
              <table:table-cell office:value-type="float" office:value="0.2856365">
                <text:p>0.2856365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090058278">
                <text:p>0.090058278</text:p>
              </table:table-cell>
              <table:table-cell office:value-type="float" office:value="0.3680104">
                <text:p>0.3680104</text:p>
              </table:table-cell>
              <table:table-cell office:value-type="float" office:value="0.3384429">
                <text:p>0.3384429</text:p>
              </table:table-cell>
              <table:table-cell office:value-type="float" office:value="0.3472944">
                <text:p>0.3472944</text:p>
              </table:table-cell>
              <table:table-cell office:value-type="float" office:value="0.3421108">
                <text:p>0.3421108</text:p>
              </table:table-cell>
              <table:table-cell office:value-type="float" office:value="0.3516923">
                <text:p>0.3516923</text:p>
              </table:table-cell>
              <table:table-cell office:value-type="float" office:value="0.3407902">
                <text:p>0.3407902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0524639440000001">
                <text:p>0.0524639440000001</text:p>
              </table:table-cell>
              <table:table-cell office:value-type="float" office:value="0.3960744">
                <text:p>0.3960744</text:p>
              </table:table-cell>
              <table:table-cell office:value-type="float" office:value="0.3905584">
                <text:p>0.3905584</text:p>
              </table:table-cell>
              <table:table-cell office:value-type="float" office:value="0.3739873">
                <text:p>0.3739873</text:p>
              </table:table-cell>
              <table:table-cell office:value-type="float" office:value="0.3596911">
                <text:p>0.3596911</text:p>
              </table:table-cell>
              <table:table-cell office:value-type="float" office:value="0.3631703">
                <text:p>0.3631703</text:p>
              </table:table-cell>
              <table:table-cell office:value-type="float" office:value="0.3645711">
                <text:p>0.3645711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041115562">
                <text:p>0.041115562</text:p>
              </table:table-cell>
              <table:table-cell office:value-type="float" office:value="0.305581">
                <text:p>0.305581</text:p>
              </table:table-cell>
              <table:table-cell office:value-type="float" office:value="0.2852446">
                <text:p>0.2852446</text:p>
              </table:table-cell>
              <table:table-cell office:value-type="float" office:value="0.2711042">
                <text:p>0.2711042</text:p>
              </table:table-cell>
              <table:table-cell office:value-type="float" office:value="0.271649">
                <text:p>0.271649</text:p>
              </table:table-cell>
              <table:table-cell office:value-type="float" office:value="0.2685773">
                <text:p>0.2685773</text:p>
              </table:table-cell>
              <table:table-cell office:value-type="float" office:value="0.2857005">
                <text:p>0.2857005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027027317">
                <text:p>0.027027317</text:p>
              </table:table-cell>
              <table:table-cell office:value-type="float" office:value="0.3127478">
                <text:p>0.3127478</text:p>
              </table:table-cell>
              <table:table-cell office:value-type="float" office:value="0.2909028">
                <text:p>0.2909028</text:p>
              </table:table-cell>
              <table:table-cell office:value-type="float" office:value="0.2764193">
                <text:p>0.2764193</text:p>
              </table:table-cell>
              <table:table-cell office:value-type="float" office:value="0.2837374">
                <text:p>0.2837374</text:p>
              </table:table-cell>
              <table:table-cell office:value-type="float" office:value="0.2817672">
                <text:p>0.2817672</text:p>
              </table:table-cell>
              <table:table-cell office:value-type="float" office:value="0.2973002">
                <text:p>0.2973002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0721204459999999">
                <text:p>0.0721204459999999</text:p>
              </table:table-cell>
              <table:table-cell office:value-type="float" office:value="0.2677655">
                <text:p>0.2677655</text:p>
              </table:table-cell>
              <table:table-cell office:value-type="float" office:value="0.2627167">
                <text:p>0.2627167</text:p>
              </table:table-cell>
              <table:table-cell office:value-type="float" office:value="0.2664021">
                <text:p>0.2664021</text:p>
              </table:table-cell>
              <table:table-cell office:value-type="float" office:value="0.2505105">
                <text:p>0.2505105</text:p>
              </table:table-cell>
              <table:table-cell office:value-type="float" office:value="0.2512901">
                <text:p>0.2512901</text:p>
              </table:table-cell>
              <table:table-cell office:value-type="float" office:value="0.2516803">
                <text:p>0.2516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4498df292cc7b696862cd17d793f3e8fd1382c8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